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4.88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deas about Plasmid Development</text:p>
          </draw:text-box>
        </draw:frame>
        <draw:frame presentation:style-name="pr2" draw:layer="layout" svg:width="25.199cm" svg:height="14.885cm" svg:x="1.4cm" svg:y="4.673cm" presentation:class="subtitle" presentation:user-transformed="true">
          <draw:text-box>
            <text:p>GCC is a framework for multiple input and multiple output languages.</text:p>
            <text:p/>
            <text:p>Plasmids have preambles, libraries, includes, dependencies, and other things that look more than a bit like programming languages.</text:p>
            <text:p/>
            <text:p><text:span text:style-name="T1">Think about:</text:span></text:p>
            <text:p>Antibiotic Resistance as a library function</text:p>
            <text:p>Origin of Replication as an “include”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s of Target 'Machines'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accharomyces cerevisiae</text:p>
              </text:list-item>
              <text:list-item>
                <text:p>E. coli MG1655</text:p>
              </text:list-item>
              <text:list-item>
                <text:p>E. coli K-12 </text:p>
              </text:list-item>
              <text:list-item>
                <text:p>E. coli <text:s/>O157:H7 <text:s/><text:span text:style-name="T2">(be careful generating code for this)</text:span></text:p>
              </text:list-item>
              <text:list-item>
                <text:p>Salmonella <text:s text:c="2"/><text:span text:style-name="T2">(be careful generating code for thi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0:00:03.291000000</meta:creation-date>
    <dc:date>2014-08-17T14:08:36.315000000</dc:date>
    <meta:editing-duration>PT10M28S</meta:editing-duration>
    <meta:editing-cycles>1</meta:editing-cycles>
    <meta:document-statistic meta:object-count="29"/>
    <meta:generator>LibreOffice/4.2.5.2$Windows_x86 LibreOffice_project/6ff819b65674ae6c83f3cbab9e4a4c2b292a7a94</meta:generator>
  </office:meta>
</office:document-meta>
</file>